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a58" officeooo:paragraph-rsid="0005ca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2:54:30.336913963</meta:creation-date>
    <dc:date>2022-02-20T12:55:57.700178232</dc:date>
    <meta:editing-duration>PT1M28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4.7.2$Linux_X86_64 LibreOffice_project/40$Build-2</meta:generator>
  </office:meta>
</office:document-meta>
</file>